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key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office:display="true" draw:style-name="gr1" draw:text-style-name="P2" svg:width="1.595cm" svg:height="0.596cm" svg:x="5.154cm" svg:y="7.207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8.408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</text:p>
          </table:table-cell>
          <table:table-cell table:number-columns-repeated="2" table:style-name="Default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_DESC</text:p>
          </table:table-cell>
          <table:table-cell table:style-name="Default" office:value-type="string" calcext:value-type="string">
            <text:p>Arcade game.</text:p>
          </table:table-cell>
          <table:table-cell table:style-name="Default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</text:p>
          </table:table-cell>
          <table:table-cell table:style-name="Default" office:value-type="string" calcext:value-type="string">
            <text:p>Browser</text:p>
          </table:table-cell>
          <table:table-cell table:style-name="Default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_DESC</text:p>
          </table:table-cell>
          <table:table-cell table:style-name="Default" office:value-type="string" calcext:value-type="string">
            <text:p>Playable directly inside one’s browser. (Chrome, Firefox, Edge…)</text:p>
          </table:table-cell>
          <table:table-cell table:style-name="Default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16.613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18.816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7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7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9:09:13.4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9T19:21:40.267000000</dc:date>
    <meta:editing-duration>PT2H17M29S</meta:editing-duration>
    <meta:editing-cycles>18</meta:editing-cycles>
    <meta:generator>LibreOffice/7.3.2.2$Windows_X86_64 LibreOffice_project/49f2b1bff42cfccbd8f788c8dc32c1c309559be0</meta:generator>
    <meta:document-statistic meta:table-count="1" meta:cell-count="129" meta:object-count="0"/>
  </office:meta>
</office:document-meta>
</file>